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7600002DFE0000102092540F0C.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variable"/>
    <style:font-face style:name="Courier New1" svg:font-family="'Courier New'" style:font-adornments="Normal" style:font-family-generic="modern" style:font-pitch="variable"/>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16.644cm" fo:margin-left="1.111cm" table:align="left" style:writing-mode="lr-tb"/>
    </style:style>
    <style:style style:name="Tableau3.A" style:family="table-column">
      <style:table-column-properties style:column-width="16.644cm"/>
    </style:style>
    <style:style style:name="Tableau3.1" style:family="table-row">
      <style:table-row-properties style:keep-together="true" fo:keep-together="auto"/>
    </style:style>
    <style:style style:name="Tableau3.A1" style:family="table-cell">
      <style:table-cell-properties style:vertical-align="top" fo:padding="0.132cm" fo:border-left="0.018cm solid #000000" fo:border-right="0.018cm solid #000000" fo:border-top="0.018cm solid #000000" fo:border-bottom="none" style:writing-mode="lr-tb"/>
    </style:style>
    <style:style style:name="Tableau3.A2" style:family="table-cell">
      <style:table-cell-properties style:vertical-align="top" fo:padding="0.132cm" fo:border-left="0.018cm solid #000000" fo:border-right="0.018cm solid #000000" fo:border-top="none" fo:border-bottom="0.018cm solid #000000" style:writing-mode="lr-tb"/>
    </style:style>
    <style:style style:name="P1" style:family="paragraph" style:parent-style-name="Header">
      <style:paragraph-properties fo:margin-left="0cm" fo:margin-right="0cm" fo:text-indent="0cm" style:auto-text-indent="false" style:snap-to-layout-grid="false">
        <style:tab-stops/>
      </style:paragraph-properties>
      <style:text-properties style:font-name="Times New Roman"/>
    </style:style>
    <style:style style:name="P2" style:family="paragraph" style:parent-style-name="Header">
      <style:paragraph-properties fo:margin-left="0cm" fo:margin-right="0cm" fo:text-align="center" style:justify-single-word="false" fo:text-indent="0cm" style:auto-text-indent="false" style:snap-to-layout-grid="false">
        <style:tab-stops/>
      </style:paragraph-properties>
      <style:text-properties style:font-name="Times New Roman" fo:font-size="11pt" style:font-size-asian="11pt" style:font-size-complex="11pt"/>
    </style:style>
    <style:style style:name="P3" style:family="paragraph" style:parent-style-name="Header">
      <style:paragraph-properties fo:margin-left="0cm" fo:margin-right="0cm" fo:text-align="end" style:justify-single-word="false" fo:text-indent="0cm" style:auto-text-indent="false" style:snap-to-layout-grid="false">
        <style:tab-stops/>
      </style:paragraph-properties>
      <style:text-properties style:font-name="Times New Roman" fo:font-size="11pt" style:font-size-asian="11pt" style:font-size-complex="11pt"/>
    </style:style>
    <style:style style:name="P4" style:family="paragraph" style:parent-style-name="Header">
      <style:paragraph-properties fo:margin-left="0cm" fo:margin-right="0cm" fo:text-indent="0cm" style:auto-text-indent="false" style:snap-to-layout-grid="false">
        <style:tab-stops/>
      </style:paragraph-properties>
      <style:text-properties style:font-name="Times New Roman" fo:font-size="11pt" style:font-size-asian="11pt" style:font-size-complex="11pt"/>
    </style:style>
    <style:style style:name="P5" style:family="paragraph" style:parent-style-name="Auteurs">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font-weight="bold" style:font-weight-asian="bold"/>
    </style:style>
    <style:style style:name="P8" style:family="paragraph" style:parent-style-name="Standard">
      <style:paragraph-properties fo:margin-left="0cm" fo:margin-right="0cm" fo:text-indent="0cm" style:auto-text-indent="false"/>
      <style:text-properties fo:font-weight="bold" style:font-weight-asian="bold" style:font-weight-complex="bold"/>
    </style:style>
    <style:style style:name="P9" style:family="paragraph" style:parent-style-name="Standard">
      <style:paragraph-properties fo:margin-left="0cm" fo:margin-right="0cm" fo:text-align="justify" style:justify-single-word="false" fo:text-indent="0cm" style:auto-text-indent="false">
        <style:tab-stops>
          <style:tab-stop style:position="4.001cm"/>
        </style:tab-stops>
      </style:paragraph-properties>
      <style:text-properties fo:font-weight="bold" style:font-weight-asian="bold"/>
    </style:style>
    <style:style style:name="P10" style:family="paragraph" style:parent-style-name="Standard">
      <style:paragraph-properties fo:margin-left="0cm" fo:margin-right="0cm" fo:text-indent="0cm" style:auto-text-indent="false"/>
      <style:text-properties fo:font-weight="bold" fo:background-color="#ffff00" style:font-weight-asian="bold"/>
    </style:style>
    <style:style style:name="P11" style:family="paragraph" style:parent-style-name="Standard">
      <style:paragraph-properties fo:margin-left="0cm" fo:margin-right="0cm" fo:text-indent="0cm" style:auto-text-indent="false"/>
      <style:text-properties style:font-name="Arial"/>
    </style:style>
    <style:style style:name="P12" style:family="paragraph" style:parent-style-name="Standard">
      <style:paragraph-properties fo:margin-left="0cm" fo:margin-right="0cm" fo:text-indent="0cm" style:auto-text-indent="false"/>
      <style:text-properties style:font-name="Arial" fo:font-weight="normal" style:font-weight-asian="normal" style:font-weight-complex="normal"/>
    </style:style>
    <style:style style:name="P13" style:family="paragraph" style:parent-style-name="Standard">
      <style:paragraph-properties fo:margin-left="0cm" fo:margin-right="0cm" fo:text-indent="0cm" style:auto-text-indent="false"/>
      <style:text-properties style:font-name="Arial" fo:font-style="normal" style:font-style-asian="normal" style:font-style-complex="normal"/>
    </style:style>
    <style:style style:name="P14" style:family="paragraph" style:parent-style-name="Standard">
      <style:paragraph-properties fo:margin-left="0cm" fo:margin-right="0cm" fo:text-indent="0cm" style:auto-text-indent="false"/>
      <style:text-properties style:font-name="Arial"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indent="0cm" style:auto-text-indent="false"/>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Standard">
      <style:paragraph-properties fo:margin-left="0cm" fo:margin-right="0cm" fo:text-indent="0cm" style:auto-text-indent="false"/>
      <style:text-properties style:font-name="Arial"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margin-left="0cm" fo:margin-right="0cm" fo:text-align="start" style:justify-single-word="false" fo:text-indent="0cm" style:auto-text-indent="false"/>
    </style:style>
    <style:style style:name="P18" style:family="paragraph" style:parent-style-name="Standard">
      <style:paragraph-properties fo:margin-left="0cm" fo:margin-right="0cm" fo:text-align="center" style:justify-single-word="false" fo:text-indent="0cm" style:auto-text-indent="false"/>
      <style:text-properties style:font-name="Times New Roman" fo:font-size="10pt" fo:language="fr" fo:country="FR" style:font-name-asian="Times New Roman" style:font-size-asian="10pt" style:language-asian="fr" style:country-asian="FR" style:font-name-complex="Times New Roman"/>
    </style:style>
    <style:style style:name="P19" style:family="paragraph" style:parent-style-name="Standard">
      <style:paragraph-properties fo:margin-left="0cm" fo:margin-right="0cm" fo:text-align="center" style:justify-single-word="false" fo:text-indent="0cm" style:auto-text-indent="false"/>
    </style:style>
    <style:style style:name="P20" style:family="paragraph" style:parent-style-name="Standard">
      <style:paragraph-properties fo:margin-left="0cm" fo:margin-right="0cm" fo:text-align="justify" style:justify-single-word="false" fo:text-indent="0cm" style:auto-text-indent="false"/>
      <style:text-properties fo:font-weight="normal" fo:background-color="#ffff00" style:font-weight-asian="normal"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fo:font-size="16pt" fo:font-weight="bold" style:font-size-asian="16pt" style:font-weight-asian="bold" style:font-size-complex="16pt"/>
    </style:style>
    <style:style style:name="P22" style:family="paragraph" style:parent-style-name="Standard">
      <style:paragraph-properties fo:margin-left="0cm" fo:margin-right="0cm" fo:text-indent="0cm" style:auto-text-indent="false"/>
      <style:text-properties fo:color="#800000" fo:font-weight="bold" style:font-weight-asian="bold"/>
    </style:style>
    <style:style style:name="P23" style:family="paragraph" style:parent-style-name="Retrait_20_1">
      <style:paragraph-properties fo:margin-left="0cm" fo:margin-right="0cm" fo:text-indent="0cm" style:auto-text-indent="false"/>
      <style:text-properties style:font-name="Arial" fo:font-style="normal" fo:font-weight="normal" style:font-style-asian="normal" style:font-weight-asian="normal" style:font-style-complex="normal" style:font-weight-complex="normal"/>
    </style:style>
    <style:style style:name="P24" style:family="paragraph" style:parent-style-name="Retrait_20_1">
      <style:paragraph-properties fo:margin-left="0cm" fo:margin-right="0cm" fo:text-indent="0cm" style:auto-text-indent="false"/>
      <style:text-properties style:font-name="Arial" fo:font-style="normal" fo:font-weight="normal" fo:background-color="#ffff00" style:font-style-asian="normal" style:font-weight-asian="normal" style:font-style-complex="normal" style:font-weight-complex="normal"/>
    </style:style>
    <style:style style:name="P25" style:family="paragraph" style:parent-style-name="Retrait_20_1">
      <style:paragraph-properties fo:margin-left="0cm" fo:margin-right="0cm" fo:text-indent="0cm" style:auto-text-indent="false"/>
      <style:text-properties style:font-name="Arial" fo:font-style="normal" fo:font-weight="bold" style:font-style-asian="normal" style:font-weight-asian="bold" style:font-style-complex="normal" style:font-weight-complex="bold"/>
    </style:style>
    <style:style style:name="P26" style:family="paragraph" style:parent-style-name="western">
      <style:paragraph-properties loext:contextual-spacing="false" fo:margin-left="0cm" fo:margin-right="0cm" fo:margin-top="0.176cm" fo:margin-bottom="0cm" fo:text-indent="0cm" style:auto-text-indent="false"/>
    </style:style>
    <style:style style:name="P27" style:family="paragraph" style:parent-style-name="Standard">
      <style:paragraph-properties fo:margin-left="0cm" fo:margin-right="0cm" fo:text-indent="0cm" style:auto-text-indent="false" fo:break-before="page"/>
      <style:text-properties fo:color="#800000" fo:font-size="14pt" fo:font-style="normal" fo:font-weight="bold" style:font-size-asian="14pt" style:font-style-asian="normal" style:font-weight-asian="bold" style:font-size-complex="14pt" style:font-style-complex="normal" style:font-weight-complex="bold"/>
    </style:style>
    <style:style style:name="P28" style:family="paragraph" style:parent-style-name="Header">
      <style:text-properties fo:font-size="4pt" style:font-size-asian="4pt" style:font-size-complex="4pt"/>
    </style:style>
    <style:style style:name="P29" style:family="paragraph" style:parent-style-name="Footer">
      <style:paragraph-properties fo:margin-left="0cm" fo:margin-right="-0.002cm" fo:text-align="center" style:justify-single-word="false" fo:text-indent="0cm" style:auto-text-indent="false">
        <style:tab-stops>
          <style:tab-stop style:position="9.502cm" style:type="center"/>
          <style:tab-stop style:position="18.503cm" style:type="right"/>
        </style:tab-stops>
      </style:paragraph-properties>
    </style:style>
    <style:style style:name="P30" style:family="paragraph" style:parent-style-name="Normal_20__28_Web_29_">
      <style:paragraph-properties loext:contextual-spacing="false" fo:margin-top="0cm" fo:margin-bottom="0cm" style:snap-to-layout-grid="false"/>
      <style:text-properties style:font-name="Arial" fo:font-weight="bold" style:font-weight-asian="bold" style:font-name-complex="Arial" style:font-weight-complex="bold"/>
    </style:style>
    <style:style style:name="P31" style:family="paragraph" style:parent-style-name="western">
      <style:paragraph-properties loext:contextual-spacing="false" fo:margin-top="0cm" fo:margin-bottom="0cm"/>
    </style:style>
    <style:style style:name="P32" style:family="paragraph" style:parent-style-name="Retrait_20_1">
      <style:text-properties fo:language="en" fo:country="US"/>
    </style:style>
    <style:style style:name="P33" style:family="paragraph" style:parent-style-name="Retrait_20_1">
      <style:paragraph-properties fo:margin-left="3.752cm" fo:margin-right="0cm" fo:text-indent="-2.752cm" style:auto-text-indent="false"/>
    </style:style>
    <style:style style:name="P34" style:family="paragraph" style:parent-style-name="Retrait_20_1">
      <style:paragraph-properties fo:margin-left="2.249cm" fo:margin-right="0cm" fo:text-indent="0.249cm" style:auto-text-indent="false"/>
    </style:style>
    <style:style style:name="P35" style:family="paragraph" style:parent-style-name="Retrait_20_1">
      <style:paragraph-properties fo:margin-left="2cm" fo:margin-right="0cm" fo:text-indent="0.497cm" style:auto-text-indent="false"/>
    </style:style>
    <style:style style:name="P36" style:family="paragraph" style:parent-style-name="Retrait_20_1">
      <style:paragraph-properties fo:margin-left="1.752cm" fo:margin-right="0cm" fo:text-indent="0.746cm" style:auto-text-indent="false"/>
    </style:style>
    <style:style style:name="P37" style:family="paragraph" style:parent-style-name="Standard">
      <style:paragraph-properties fo:text-align="justify" style:justify-single-word="false"/>
      <style:text-properties fo:font-weight="bold" style:font-weight-asian="bold"/>
    </style:style>
    <style:style style:name="P38" style:family="paragraph" style:parent-style-name="Standard">
      <style:paragraph-properties fo:text-align="center" style:justify-single-word="false">
        <style:tab-stops>
          <style:tab-stop style:position="4.001cm"/>
        </style:tab-stops>
      </style:paragraph-properties>
    </style:style>
    <style:style style:name="P39" style:family="paragraph" style:parent-style-name="Standard">
      <style:paragraph-properties fo:text-align="start" style:justify-single-word="false"/>
    </style:style>
    <style:style style:name="P40"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1.249cm" fo:margin-right="0cm" fo:text-indent="0cm" style:auto-text-indent="false"/>
    </style:style>
    <style:style style:name="P42" style:family="paragraph" style:parent-style-name="Heading_20_1">
      <style:paragraph-properties fo:margin-left="0cm" fo:margin-right="0cm" fo:text-indent="0cm" style:auto-text-indent="false"/>
    </style:style>
    <style:style style:name="P43" style:family="paragraph" style:parent-style-name="Heading_20_1">
      <style:paragraph-properties fo:margin-left="0cm" fo:margin-right="0cm" fo:text-align="start" style:justify-single-word="false" fo:text-indent="0cm" style:auto-text-indent="false" style:snap-to-layout-grid="false">
        <style:tab-stops>
          <style:tab-stop style:position="16.233cm" style:type="right"/>
        </style:tab-stops>
      </style:paragraph-properties>
      <style:text-properties fo:font-size="12pt" style:font-size-asian="12pt" style:font-name-complex="Arial" style:font-size-complex="12pt"/>
    </style:style>
    <style:style style:name="P44" style:family="paragraph" style:parent-style-name="Article" style:list-style-name="L1"/>
    <style:style style:name="P45" style:family="paragraph" style:parent-style-name="Article" style:list-style-name="L1">
      <style:paragraph-properties>
        <style:tab-stops>
          <style:tab-stop style:position="0.635cm"/>
          <style:tab-stop style:position="1cm"/>
        </style:tab-stops>
      </style:paragraph-properties>
    </style:style>
    <style:style style:name="P46" style:family="paragraph" style:parent-style-name="Article" style:list-style-name="L2"/>
    <style:style style:name="P47" style:family="paragraph" style:parent-style-name="Article" style:list-style-name="L3">
      <style:paragraph-properties>
        <style:tab-stops>
          <style:tab-stop style:position="1cm"/>
          <style:tab-stop style:position="2cm"/>
        </style:tab-stops>
      </style:paragraph-properties>
    </style:style>
    <style:style style:name="P48" style:family="paragraph" style:parent-style-name="Article" style:list-style-name="L4">
      <style:paragraph-properties>
        <style:tab-stops>
          <style:tab-stop style:position="1cm"/>
          <style:tab-stop style:position="2cm"/>
        </style:tab-stops>
      </style:paragraph-properties>
    </style:style>
    <style:style style:name="P49" style:family="paragraph" style:parent-style-name="ArticleNum" style:list-style-name="">
      <style:paragraph-properties fo:margin-left="0cm" fo:margin-right="0cm" fo:text-indent="0cm" style:auto-text-indent="false"/>
    </style:style>
    <style:style style:name="P50" style:family="paragraph" style:parent-style-name="Standard" style:master-page-name="Standard">
      <style:paragraph-properties style:page-number="1"/>
    </style:style>
    <style:style style:name="P51" style:family="paragraph">
      <style:paragraph-properties fo:margin-left="0cm" fo:margin-right="0cm" fo:margin-top="0cm" fo:margin-bottom="0cm" fo:line-height="100%" fo:text-align="center" fo:text-indent="0cm"/>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italic" fo:text-shadow="none" style:text-underline-style="none" fo:font-weight="normal" style:letter-kerning="true" style:font-name-asian="Arial Unicode MS1" style:font-size-asian="18pt" style:font-style-asian="italic" style:font-weight-asian="normal" style:font-name-complex="Arial Unicode MS1" style:font-size-complex="18pt" style:font-style-complex="italic"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Arial Unicode MS1" style:font-size-asian="14pt" style:font-style-asian="normal" style:font-weight-asian="normal" style:font-name-complex="Arial Unicode MS1" style:font-size-complex="14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text-properties fo:color="#800000" style:text-outline="false" style:text-line-through-style="none" style:font-name="Arial1" fo:font-size="8pt" fo:font-style="normal" fo:text-shadow="none" style:text-underline-style="none" fo:font-weight="normal" style:letter-kerning="true" style:font-name-asian="Arial Unicode MS1" style:font-size-asian="8pt" style:font-style-asian="normal" style:font-weight-asian="normal" style:font-name-complex="Arial Unicode MS1" style:font-size-complex="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italic" fo:text-shadow="none" style:text-underline-style="none" fo:font-weight="normal" style:letter-kerning="true" style:font-name-asian="Arial Unicode MS1" style:font-size-asian="10pt" style:font-style-asian="italic" style:font-weight-asian="normal" style:font-name-complex="Arial Unicode MS1" style:font-size-complex="10pt" style:font-style-complex="italic" style:font-weight-complex="normal"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style:text-position="super 58%" fo:font-size="11pt" style:font-size-asian="11pt" style:font-size-complex="11pt"/>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language="en" fo:country="GB" fo:font-weight="normal" style:font-weight-asian="normal" style:font-weight-complex="normal"/>
    </style:style>
    <style:style style:name="T6" style:family="text">
      <style:text-properties fo:language="en" fo:country="GB"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fo:background-color="#ffff00"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use-window-font-color="true" style:font-name="Arial" fo:font-size="12pt" fo:language="fr" fo:country="FR" style:font-name-asian="Times" style:font-size-asian="12pt" style:font-name-complex="Arial" style:font-size-complex="12pt" style:language-complex="ar" style:country-complex="SA"/>
    </style:style>
    <style:style style:name="T18" style:family="text">
      <style:text-properties style:use-window-font-color="true" style:font-name="Arial" fo:font-size="12pt" fo:language="fr" fo:country="FR" style:text-underline-style="solid" style:text-underline-width="auto" style:text-underline-color="font-color" style:font-name-asian="Times" style:font-size-asian="12pt" style:font-name-complex="Arial" style:font-size-complex="12pt" style:language-complex="ar" style:country-complex="SA"/>
    </style:style>
    <style:style style:name="T19" style:family="text">
      <style:text-properties style:font-name="Courier New2"/>
    </style:style>
    <style:style style:name="T20" style:family="text">
      <style:text-properties style:font-name="Courier New2" fo:font-weight="normal" style:font-weight-asian="normal" style:font-weight-complex="normal"/>
    </style:style>
    <style:style style:name="T21" style:family="text">
      <style:text-properties fo:background-color="#ffff00"/>
    </style:style>
    <style:style style:name="T22" style:family="text">
      <style:text-properties fo:language="en" fo:country="US"/>
    </style:style>
    <style:style style:name="T23" style:family="text">
      <style:text-properties fo:font-size="15pt" style:font-size-asian="15pt" style:font-size-complex="15pt"/>
    </style:style>
    <style:style style:name="T24" style:family="text">
      <style:text-properties fo:color="#00cc00" fo:font-weight="bold" style:font-weight-asian="bold" style:font-weight-complex="bold"/>
    </style:style>
    <style:style style:name="T25" style:family="text">
      <style:text-properties fo:color="#000000"/>
    </style:style>
    <style:style style:name="T26" style:family="text">
      <style:text-properties fo:color="#000000" fo:font-weight="normal" style:font-weight-asian="normal" style:font-weight-complex="normal"/>
    </style:style>
    <style:style style:name="T27" style:family="text">
      <style:text-properties fo:color="#000000" style:font-name="Arial" fo:language="en" fo:country="US"/>
    </style:style>
    <style:style style:name="T28" style:family="text">
      <style:text-properties style:font-name="Arial" fo:language="en" fo:country="US"/>
    </style:style>
    <style:style style:name="T29" style:family="text">
      <style:text-properties fo:color="#0000ff" style:font-name="Courier New1" fo:language="en" fo:country="US"/>
    </style:style>
    <style:style style:name="T30" style:family="text">
      <style:text-properties fo:color="#000080" style:font-name="Courier New1" fo:language="en" fo:country="US"/>
    </style:style>
    <style:style style:name="T31" style:family="text"/>
    <style:style style:name="T32" style:family="text">
      <style:text-properties style:use-window-font-color="true" style:text-outline="false" style:text-line-through-style="none" style:font-name="Arial1" fo:font-size="12pt" fo:font-style="italic" fo:text-shadow="none" style:text-underline-style="none" fo:font-weight="normal" style:letter-kerning="true" style:font-name-asian="Arial Unicode MS1" style:font-size-asian="18pt" style:font-style-asian="italic" style:font-weight-asian="normal" style:font-name-complex="Arial Unicode MS1" style:font-size-complex="18pt" style:font-style-complex="italic"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Arial1" fo:font-size="14pt" fo:font-style="normal" fo:text-shadow="none" style:text-underline-style="none" fo:font-weight="normal" style:letter-kerning="true" style:font-name-asian="Arial Unicode MS1" style:font-size-asian="14pt" style:font-style-asian="normal" style:font-weight-asian="normal" style:font-name-complex="Arial Unicode MS1" style:font-size-complex="14pt" style:font-style-complex="normal" style:font-weight-complex="normal" style:text-emphasize="none" style:font-relief="none" style:text-overline-style="none" style:text-overline-color="font-color"/>
    </style:style>
    <style:style style:name="T35" style:family="text">
      <style:text-properties fo:color="#800000" style:text-outline="false" style:text-line-through-style="none" style:font-name="Arial1" fo:font-size="8pt" fo:font-style="italic" fo:text-shadow="none" style:text-underline-style="none" fo:font-weight="normal" style:letter-kerning="true" style:font-name-asian="Arial Unicode MS1" style:font-size-asian="8pt" style:font-style-asian="italic" style:font-weight-asian="normal" style:font-name-complex="Arial Unicode MS1" style:font-size-complex="8pt" style:font-style-complex="italic" style:font-weight-complex="normal" style:text-emphasize="none" style:font-relief="none" style:text-overline-style="none" style:text-overline-color="font-color"/>
    </style:style>
    <style:style style:name="T36" style:family="text">
      <style:text-properties fo:color="#800000" style:text-outline="false" style:text-line-through-style="none" style:font-name="Arial1" fo:font-size="8pt" fo:font-style="normal" fo:text-shadow="none" style:text-underline-style="none" fo:font-weight="normal" style:letter-kerning="true" style:font-name-asian="Arial Unicode MS1" style:font-size-asian="8pt" style:font-style-asian="normal" style:font-weight-asian="normal" style:font-name-complex="Arial Unicode MS1" style:font-size-complex="8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10pt" fo:font-style="italic" fo:text-shadow="none" style:text-underline-style="none" fo:font-weight="normal" style:letter-kerning="true" style:font-name-asian="Arial Unicode MS1" style:font-size-asian="10pt" style:font-style-asian="italic" style:font-weight-asian="normal" style:font-name-complex="Arial Unicode MS1" style:font-size-complex="10pt" style:font-style-complex="italic" style:font-weight-complex="normal" style:text-emphasize="none" style:font-relief="none" style:text-overline-style="none" style:text-overline-color="font-color"/>
    </style:style>
    <style:style style:name="fr1"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Arrow"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h text:style-name="P42" text:outline-level="1">UNIX </text:h>
      <text:p text:style-name="Standard"/>
      <text:p text:style-name="P5">X. Roirand – S. Grau</text:p>
      <text:p text:style-name="P8"/>
      <text:p text:style-name="P8"/>
      <table:table table:name="Tableau3" table:style-name="Tableau3">
        <table:table-column table:style-name="Tableau3.A"/>
        <table:table-row table:style-name="Tableau3.1">
          <table:table-cell table:style-name="Tableau3.A1" office:value-type="string">
            <text:h text:style-name="P43" text:outline-level="1">Prénom Nom :................................................ <text:s text:c="33"/>Date :......................</text:h>
          </table:table-cell>
        </table:table-row>
        <table:table-row table:style-name="Tableau3.1">
          <table:table-cell table:style-name="Tableau3.A2" office:value-type="string">
            <text:p text:style-name="P30">Groupe :.......................</text:p>
          </table:table-cell>
        </table:table-row>
      </table:table>
      <text:p text:style-name="P11"/>
      <text:p text:style-name="P22">REMARQUES : comme pour le TP1, à chaque question vous ferez une copie d'écran du contenu de la fenêtre de votre terminal ou un copier/coller des lignes apparaissant dans votre terminal, c'est à dire de la ou les commandes saisies <text:span text:style-name="T15">avec les réponses générées</text:span> par l'interpréteur de commandes.</text:p>
      <text:p text:style-name="P7"/>
      <text:p text:style-name="P20">Dans ce TP2 nous supposons que vous avez retenu les commandes vues et testées au TP1  : <text:s/>man ; pwd ; <text:s/>mkdir ; rmdir ; ls (sans option ou avec option -a ou avec option -R) ; cd ; touch ; cat ; less ; more ; cp ; rm.</text:p>
      <text:p text:style-name="P10"/>
      <text:p text:style-name="P21">Les emplacements de fichiers Unix :</text:p>
      <text:p text:style-name="P31">Les emplacements des fichiers UNIX peuvent être désignés de 2 façons : soit de manière relative, soit de manière absolue. </text:p>
      <text:p text:style-name="P6"/>
      <text:p text:style-name="P7">Nommage absolu</text:p>
      <text:p text:style-name="P41">Tous les répertoires sont cités en partant de la racine du système; chaque élément est séparé par le slash (<text:span text:style-name="Cmd">/</text:span>). Par exemple, pour le schéma ci-dessous (qui s'inspire d'une partie de la structure de fichier de l'UBS) le fichier <text:s/><text:span text:style-name="T19">fic1.t</text:span><text:span text:style-name="Cmd">xt</text:span> est désigné par : </text:p>
      <text:p text:style-name="P38"><text:span text:style-name="Cmd"><text:span text:style-name="T3">/ubs/fukuisaurus/home.1/</text:span></text:span><text:span text:style-name="Cmd"><text:span text:style-name="T4">1</text:span></text:span><text:span text:style-name="Cmd"><text:span text:style-name="T3">/e0210036</text:span></text:span><text:span text:style-name="Cmd"><text:span text:style-name="T4">1</text:span></text:span><text:span text:style-name="Cmd"><text:span text:style-name="T3">/SYS/fic1.txt</text:span></text:span></text:p>
      <text:p text:style-name="P7">Nommage relatif</text:p>
      <text:p text:style-name="P9"><text:span text:style-name="T9">Tous les répertoires sont cités en partant d'un </text:span><text:span text:style-name="T26">répertoire de référence, souvent le répertoire courant.</text:span><text:span text:style-name="T9"> Par exemple si le répertoire courant est </text:span><text:span text:style-name="Cmd"><text:span text:style-name="T5">/ubs/fukuisaurus/home.1/</text:span></text:span><text:span text:style-name="Cmd"><text:span text:style-name="T6">1</text:span></text:span><text:span text:style-name="Cmd"><text:span text:style-name="T5">/e0210036</text:span></text:span><text:span text:style-name="Cmd"><text:span text:style-name="T6">1</text:span></text:span><text:span text:style-name="T9">, le fichier précédent </text:span><text:span text:style-name="T20">fic1.t</text:span><text:span text:style-name="Cmd"><text:span text:style-name="T9">xt </text:span></text:span><text:span text:style-name="T9">est désigné par <text:s/></text:span><text:span text:style-name="Cmd"><text:span text:style-name="T5">SYS</text:span></text:span><text:span text:style-name="Cmd"><text:span text:style-name="T9">/fic1.txt</text:span></text:span></text:p>
      <text:p text:style-name="P37"><draw:g text:anchor-type="paragraph" draw:z-index="0" draw:style-name="gr1"><draw:rect draw:style-name="gr2" draw:text-style-name="P52" svg:width="4.354cm" svg:height="0.44cm" svg:x="7.558cm" svg:y="3.881cm"><text:p text:style-name="P51"><text:span text:style-name="T32">SYS</text:span></text:p></draw:rect><draw:rect draw:style-name="gr2" draw:text-style-name="P53" svg:width="5.273cm" svg:height="0.606cm" svg:x="7.214cm" svg:y="2.505cm"><text:p text:style-name="P51"><text:span text:style-name="T33">répertoire d'accueil</text:span></text:p></draw:rect><draw:line draw:style-name="gr3" draw:text-style-name="P53" svg:x1="9.621cm" svg:y1="3.168cm" svg:x2="9.621cm" svg:y2="3.828cm"><text:p/></draw:line><draw:line draw:style-name="gr3" draw:text-style-name="P53" svg:x1="9.621cm" svg:y1="4.319cm" svg:x2="15.007cm" svg:y2="5.308cm"><text:p/></draw:line><draw:rect draw:style-name="gr2" draw:text-style-name="P53" svg:width="5.273cm" svg:height="0.606cm" svg:x="7.214cm" svg:y="2.505cm"><text:p text:style-name="P51"><text:span text:style-name="T33">répertoire d'accueil</text:span></text:p></draw:rect><draw:g draw:style-name="gr4"><draw:rect draw:style-name="gr2" draw:text-style-name="P52" svg:width="4.354cm" svg:height="0.44cm" svg:x="7.558cm" svg:y="3.881cm"><text:p text:style-name="P51"><text:span text:style-name="T32">home.1</text:span></text:p></draw:rect><draw:line draw:style-name="gr3" draw:text-style-name="P53" svg:x1="9.621cm" svg:y1="3.168cm" svg:x2="9.621cm" svg:y2="3.828cm"><text:p/></draw:line><draw:rect draw:style-name="gr2" draw:text-style-name="P52" svg:width="5.273cm" svg:height="0.606cm" svg:x="7.214cm" svg:y="2.505cm"><text:p text:style-name="P51"><text:span text:style-name="T32">fukuisaurus</text:span></text:p></draw:rect><draw:rect draw:style-name="gr2" draw:text-style-name="P53" svg:width="4.014cm" svg:height="0.578cm" svg:x="7.786cm" svg:y="1.269cm"><text:p text:style-name="P51"><text:span text:style-name="T33">ubs</text:span></text:p></draw:rect><draw:rect draw:style-name="gr2" draw:text-style-name="P53" svg:width="2.636cm" svg:height="0.66cm" svg:x="8.361cm" svg:y="0.115cm"><text:p text:style-name="P51"><text:span text:style-name="T33">/</text:span></text:p></draw:rect><draw:line draw:style-name="gr3" draw:text-style-name="P53" svg:x1="9.621cm" svg:y1="0.776cm" svg:x2="9.621cm" svg:y2="1.271cm"><text:p/></draw:line><draw:line draw:style-name="gr3" draw:text-style-name="P53" svg:x1="9.735cm" svg:y1="1.928cm" svg:x2="9.735cm" svg:y2="2.495cm"><text:p/></draw:line></draw:g><draw:g draw:style-name="gr4"><draw:frame draw:style-name="gr5" draw:text-style-name="P55" svg:width="1.147cm" svg:height="0.821cm" svg:x="13.631cm" svg:y="5.176cm"><draw:text-box><text:p text:style-name="P54"><text:span text:style-name="T34">...</text:span></text:p></draw:text-box></draw:frame><draw:line draw:style-name="gr3" draw:text-style-name="P53" svg:x1="9.62cm" svg:y1="4.319cm" svg:x2="9.391cm" svg:y2="5.308cm"><text:p/></draw:line><draw:line draw:style-name="gr3" draw:text-style-name="P53" svg:x1="9.621cm" svg:y1="4.319cm" svg:x2="11.913cm" svg:y2="5.308cm"><text:p/></draw:line><draw:line draw:style-name="gr3" draw:text-style-name="P53" svg:x1="9.62cm" svg:y1="4.319cm" svg:x2="6.641cm" svg:y2="5.391cm"><text:p/></draw:line><draw:line draw:style-name="gr3" draw:text-style-name="P53" svg:x1="9.621cm" svg:y1="4.319cm" svg:x2="13.288cm" svg:y2="5.308cm"><text:p/></draw:line><draw:rect draw:style-name="gr2" draw:text-style-name="P52" svg:width="1.271cm" svg:height="0.592cm" svg:x="3.662cm" svg:y="5.378cm"><text:p text:style-name="P51"><text:span text:style-name="T32">0</text:span></text:p></draw:rect><draw:rect draw:style-name="gr2" draw:text-style-name="P52" svg:width="1.271cm" svg:height="0.59cm" svg:x="6.059cm" svg:y="5.391cm"><text:p text:style-name="P51"><text:span text:style-name="T32">1</text:span></text:p></draw:rect><draw:rect draw:style-name="gr2" draw:text-style-name="P52" svg:width="1.271cm" svg:height="0.592cm" svg:x="8.809cm" svg:y="5.308cm"><text:p text:style-name="P51"><text:span text:style-name="T32">9</text:span></text:p></draw:rect><draw:rect draw:style-name="gr2" draw:text-style-name="P52" svg:width="0.98cm" svg:height="0.579cm" svg:x="14.663cm" svg:y="5.308cm"><text:p text:style-name="P51"><text:span text:style-name="T32">z</text:span></text:p></draw:rect><draw:line draw:style-name="gr3" draw:text-style-name="P53" svg:x1="9.621cm" svg:y1="4.319cm" svg:x2="4.464cm" svg:y2="5.308cm"><text:p/></draw:line><draw:frame draw:style-name="gr5" draw:text-style-name="P55" svg:width="1.147cm" svg:height="0.821cm" svg:x="7.558cm" svg:y="5.176cm"><draw:text-box><text:p text:style-name="P54"><text:span text:style-name="T34">...</text:span></text:p></draw:text-box></draw:frame></draw:g><draw:line draw:style-name="gr3" draw:text-style-name="P53" svg:x1="6.641cm" svg:y1="5.969cm" svg:x2="7.443cm" svg:y2="6.711cm"><text:p/></draw:line><draw:line draw:style-name="gr3" draw:text-style-name="P53" svg:x1="13.288cm" svg:y1="5.886cm" svg:x2="12.715cm" svg:y2="6.628cm"><text:p/></draw:line><draw:line draw:style-name="gr3" draw:text-style-name="P53" svg:x1="9.506cm" svg:y1="5.886cm" svg:x2="9.964cm" svg:y2="6.711cm"><text:p/></draw:line><draw:line draw:style-name="gr3" draw:text-style-name="P53" svg:x1="6.641cm" svg:y1="5.969cm" svg:x2="5.266cm" svg:y2="6.711cm"><text:p/></draw:line><draw:frame draw:style-name="gr6" draw:text-style-name="P56" svg:width="3.4cm" svg:height="0.578cm" svg:x="6.184cm" svg:y="6.08cm"><draw:text-box><text:p text:style-name="P54"><text:span text:style-name="T35">comptes étudiants</text:span><text:span text:style-name="T36"> </text:span></text:p></draw:text-box></draw:frame><draw:frame draw:style-name="gr7" draw:text-style-name="P56" svg:width="3.668cm" svg:height="0.66cm" svg:x="12.829cm" svg:y="6.463cm"><draw:text-box><text:p text:style-name="P54"><text:span text:style-name="T35">comptes professeurs</text:span><text:span text:style-name="T36"> </text:span></text:p></draw:text-box></draw:frame><draw:line draw:style-name="gr3" draw:text-style-name="P53" svg:x1="15.236cm" svg:y1="5.886cm" svg:x2="15.465cm" svg:y2="6.628cm"><text:p/></draw:line><draw:rect draw:style-name="gr2" draw:text-style-name="P52" svg:width="0.981cm" svg:height="0.579cm" svg:x="11.506cm" svg:y="5.308cm"><text:p text:style-name="P51"><text:span text:style-name="T32">a</text:span></text:p></draw:rect><draw:rect draw:style-name="gr2" draw:text-style-name="P52" svg:width="0.983cm" svg:height="0.579cm" svg:x="12.714cm" svg:y="5.308cm"><text:p text:style-name="P51"><text:span text:style-name="T32">b</text:span></text:p></draw:rect><draw:line draw:style-name="gr3" draw:text-style-name="P53" svg:x1="13.288cm" svg:y1="5.886cm" svg:x2="13.517cm" svg:y2="6.628cm"><text:p/></draw:line><draw:line draw:style-name="gr3" draw:text-style-name="P53" svg:x1="13.306cm" svg:y1="5.886cm" svg:x2="14.09cm" svg:y2="6.628cm"><text:p/></draw:line><draw:line draw:style-name="gr3" draw:text-style-name="P53" svg:x1="15.236cm" svg:y1="5.886cm" svg:x2="14.663cm" svg:y2="6.628cm"><text:p/></draw:line><draw:line draw:style-name="gr3" draw:text-style-name="P53" svg:x1="15.254cm" svg:y1="5.886cm" svg:x2="16.152cm" svg:y2="6.546cm"><text:p/></draw:line><draw:ellipse draw:style-name="gr2" draw:text-style-name="P53" svg:width="2.428cm" svg:height="0.578cm" svg:x="6.161cm" svg:y="7.947cm"><text:p text:style-name="P51"><text:span text:style-name="T33">image.png</text:span></text:p></draw:ellipse><draw:ellipse draw:style-name="gr2" draw:text-style-name="P53" svg:width="1.833cm" svg:height="0.578cm" svg:x="2.517cm" svg:y="9.019cm"><text:p text:style-name="P51"><text:span text:style-name="T33">fic1.txt</text:span></text:p></draw:ellipse><draw:rect draw:style-name="gr2" draw:text-style-name="P57" svg:width="1.948cm" svg:height="0.59cm" svg:x="4.12cm" svg:y="6.71cm"><text:p text:style-name="P51"><text:span text:style-name="T37">e2100361</text:span></text:p></draw:rect><draw:rect draw:style-name="gr2" draw:text-style-name="P57" svg:width="1.95cm" svg:height="0.59cm" svg:x="6.412cm" svg:y="6.698cm"><text:p text:style-name="P51"><text:span text:style-name="T37">e210141</text:span></text:p></draw:rect><draw:rect draw:style-name="gr2" draw:text-style-name="P57" svg:width="1.95cm" svg:height="0.59cm" svg:x="9.047cm" svg:y="6.71cm"><text:p text:style-name="P51"><text:span text:style-name="T37">e2100819</text:span></text:p></draw:rect><draw:line draw:style-name="gr3" draw:text-style-name="P53" svg:x1="5.037cm" svg:y1="7.287cm" svg:x2="3.662cm" svg:y2="7.864cm"><text:p/></draw:line><draw:line draw:style-name="gr3" draw:text-style-name="P53" svg:x1="7.443cm" svg:y1="7.287cm" svg:x2="7.443cm" svg:y2="7.947cm"><text:p/></draw:line><draw:rect draw:style-name="gr2" draw:text-style-name="P57" svg:width="1.946cm" svg:height="0.592cm" svg:x="2.517cm" svg:y="7.851cm"><text:p text:style-name="P51"><text:span text:style-name="T37">SYS</text:span></text:p></draw:rect><draw:line draw:style-name="gr3" draw:text-style-name="P53" svg:x1="3.547cm" svg:y1="8.442cm" svg:x2="3.547cm" svg:y2="9.019cm"><text:p/></draw:line></draw:g></text:p>
      <text:p text:style-name="P40"/>
      <text:p text:style-name="P8"/>
      <text:p text:style-name="P27">Même si cela n'est pas demandé explicitement à chaque question, vous vérifierez que la commande que vous avez tapée et exécutée a bien produit ce que vous attendiez.</text:p>
      <text:p text:style-name="P13"/>
      <text:p text:style-name="P15"><text:span text:style-name="T23">Retour sur la partie bonus du TP1 :</text:span> </text:p>
      <text:p text:style-name="P13"/>
      <text:p text:style-name="P12">1/ Sous votre répertoire d'accueil, créer un répertoire SYS puis déplacez-vous dans ce répertoire. Le répertoire SYS devient donc votre répertoire courant.</text:p>
      <text:p text:style-name="P12">Indiquez les commandes utilisées :</text:p>
      <text:p text:style-name="P12"/>
      <text:p text:style-name="P12"/>
      <text:p text:style-name="P12">2/ Dans ce répertoire SYS on vous demande de créer l'arborescence donnée ci-dessous en minimisant <text:s/>le nombre de commandes utiles (utilisez l'aide en ligne de la commande mkdir pour trouver l'option permettant de créer plusieurs répertoires en même temps). On vous demande d'exécuter ces commandes SANS quitter votre répertoire SYS.</text:p>
      <text:p text:style-name="P12"/>
      <text:p text:style-name="P13"><draw:g text:anchor-type="paragraph" draw:z-index="1" draw:style-name="gr1"><draw:rect draw:style-name="gr2" draw:text-style-name="P52" svg:width="3.8cm" svg:height="0.533cm" svg:x="8.8cm" svg:y="0.286cm"><text:p text:style-name="P51"><text:span text:style-name="T32">TP2SYS</text:span></text:p></draw:rect><draw:rect draw:style-name="gr2" draw:text-style-name="P52" svg:width="2.356cm" svg:height="0.733cm" svg:x="7.091cm" svg:y="2.004cm"><text:p text:style-name="P51"><text:span text:style-name="T32">REP1</text:span></text:p></draw:rect><draw:rect draw:style-name="gr2" draw:text-style-name="P52" svg:width="2.357cm" svg:height="0.735cm" svg:x="12.243cm" svg:y="2.018cm"><text:p text:style-name="P51"><text:span text:style-name="T32">REP3</text:span></text:p></draw:rect><draw:line draw:style-name="gr3" draw:text-style-name="P53" svg:x1="10.689cm" svg:y1="0.897cm" svg:x2="8.715cm" svg:y2="1.915cm"><text:p/></draw:line><draw:line draw:style-name="gr3" draw:text-style-name="P53" svg:x1="10.699cm" svg:y1="0.918cm" svg:x2="13.199cm" svg:y2="1.918cm"><text:p/></draw:line><draw:line draw:style-name="gr3" draw:text-style-name="P53" svg:x1="8.299cm" svg:y1="2.718cm" svg:x2="5.499cm" svg:y2="3.418cm"><text:p/></draw:line><draw:line draw:style-name="gr3" draw:text-style-name="P53" svg:x1="13.394cm" svg:y1="2.818cm" svg:x2="13.999cm" svg:y2="3.818cm"><text:p/></draw:line><draw:ellipse draw:style-name="gr2" draw:text-style-name="P53" svg:width="1.8cm" svg:height="0.802cm" svg:x="3.3cm" svg:y="4.618cm"><text:p text:style-name="P51"><text:span text:style-name="T33">fic2</text:span></text:p></draw:ellipse><draw:ellipse draw:style-name="gr2" draw:text-style-name="P53" svg:width="1.92cm" svg:height="0.8cm" svg:x="13.081cm" svg:y="3.819cm"><text:p text:style-name="P51"><text:span text:style-name="T33">fic3</text:span></text:p></draw:ellipse><draw:rect draw:style-name="gr2" draw:text-style-name="P52" svg:width="2.357cm" svg:height="0.735cm" svg:x="4.399cm" svg:y="3.385cm"><text:p text:style-name="P51"><text:span text:style-name="T32">REP2</text:span></text:p></draw:rect><draw:line draw:style-name="gr3" draw:text-style-name="P53" svg:x1="8.294cm" svg:y1="2.718cm" svg:x2="8.899cm" svg:y2="3.718cm"><text:p/></draw:line><draw:ellipse draw:style-name="gr2" draw:text-style-name="P53" svg:width="1.8cm" svg:height="0.8cm" svg:x="8.2cm" svg:y="3.719cm"><text:p text:style-name="P51"><text:span text:style-name="T33">fic1</text:span></text:p></draw:ellipse><draw:line draw:style-name="gr3" draw:text-style-name="P53" svg:x1="5.499cm" svg:y1="4.118cm" svg:x2="4.599cm" svg:y2="4.618cm"><text:p/></draw:lin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Indiquez toutes les commandes utilisées, ainsi que la commande permettant de vérifier que tous ces répertoires et fichiers ont bien été créés :</text:p>
      <text:p text:style-name="P13"/>
      <text:p text:style-name="P13"/>
      <text:p text:style-name="P11"><text:span text:style-name="T9">3/ Détruisez maintenant toute cette arborescence </text:span><text:span text:style-name="T10">en une seule commande </text:span><text:span text:style-name="T11">(chercher la bonne option de la commande rm) et </text:span><text:span text:style-name="T16">en forçant l'apparition de la demande de confirmation</text:span><text:span text:style-name="T8"> (option -i </text:span><text:span text:style-name="T9">de la commande </text:span><text:span text:style-name="T14">rm).</text:span></text:p>
      <text:p text:style-name="P14"/>
      <text:p text:style-name="P14">Donner la commande utilisée : </text:p>
      <text:p text:style-name="P14"/>
      <text:p text:style-name="P14"/>
      <text:p text:style-name="P14"/>
      <text:p text:style-name="P16">Les droits d'accès :</text:p>
      <text:p text:style-name="P39"/>
      <text:p text:style-name="P26">A chaque fichier est associé un ensemble d'indicateurs précisant qui peut y accéder et selon quel mode. Pour chaque fichier, il existe 3 types d'utilisateurs :</text:p>
      <text:list xml:id="list8778944880916010326" text:style-name="L1">
        <text:list-item>
          <text:p text:style-name="P44">le propriétaire du fichier (<text:span text:style-name="T7">u</text:span> pour user),</text:p>
        </text:list-item>
        <text:list-item>
          <text:p text:style-name="P44">les membres du groupe du propriétaire du fichier (<text:span text:style-name="T7">g</text:span> pour group),</text:p>
        </text:list-item>
        <text:list-item>
          <text:p text:style-name="P44">les autres utilisateurs du système (<text:span text:style-name="T7">o</text:span> pour others).</text:p>
        </text:list-item>
        <text:list-item>
          <text:p text:style-name="P45">l'ensemble des types (<text:span text:style-name="T8">a</text:span> pour all)</text:p>
        </text:list-item>
      </text:list>
      <text:p text:style-name="P6"/>
      <text:p text:style-name="P6"/>
      <text:p text:style-name="P6"/>
      <text:p text:style-name="P6"><text:soft-page-break/>Pour chaque fichier et par type d'utilisateur, il existe 3 modes d'accès :</text:p>
      <text:list xml:id="list6337357199760105135" text:style-name="L2">
        <text:list-item>
          <text:p text:style-name="P46">autorisation de lecture (<text:span text:style-name="T7">r</text:span> pour read),</text:p>
        </text:list-item>
        <text:list-item>
          <text:p text:style-name="P46">autorisation d'écriture (<text:span text:style-name="T7">w</text:span> pour write),</text:p>
        </text:list-item>
        <text:list-item>
          <text:p text:style-name="P46">autorisation d'exécution (<text:span text:style-name="T7">x</text:span> pour execute).</text:p>
        </text:list-item>
      </text:list>
      <text:p text:style-name="P6"/>
      <text:p text:style-name="P6"/>
      <text:p text:style-name="P6">En outre, il existe plusieurs types de fichiers dont les principaux sont :</text:p>
      <text:list xml:id="list1546407671359970076" text:style-name="L3">
        <text:list-item>
          <text:p text:style-name="P47"><text:span text:style-name="T7">-</text:span><text:tab/>pour fichier ordinaire,</text:p>
        </text:list-item>
        <text:list-item>
          <text:p text:style-name="P47"><text:span text:style-name="T7">d</text:span><text:tab/>pour répertoire (directory)</text:p>
        </text:list-item>
        <text:list-item>
          <text:p text:style-name="P47"><text:span text:style-name="T7">p</text:span><text:tab/>pour un tube nommé (named pipe),</text:p>
        </text:list-item>
        <text:list-item>
          <text:p text:style-name="P47"><text:span text:style-name="T7">l</text:span><text:tab/>pour un lien symbolique,</text:p>
        </text:list-item>
        <text:list-item>
          <text:p text:style-name="P47"><text:span text:style-name="T7">s</text:span><text:tab/>pour un socket (prise).</text:p>
        </text:list-item>
      </text:list>
      <text:p text:style-name="Standard"/>
      <text:p text:style-name="P6">A noter que pour un répertoire, les modes d'accès ont un sens légèrement différent <text:s/>:</text:p>
      <text:list xml:id="list463667668261109749" text:style-name="L4">
        <text:list-item>
          <text:p text:style-name="P48"><text:span text:style-name="T7">r</text:span><text:tab/>autorise à lister le contenu du répertoire par la commande <text:span text:style-name="Cmd">ls</text:span> ,</text:p>
        </text:list-item>
        <text:list-item>
          <text:p text:style-name="P48"><text:span text:style-name="T7">w</text:span><text:tab/>autorise à créer des fichiers dans le répertoire<text:span text:style-name="T17"> (</text:span><text:span text:style-name="T18">nécessite x</text:span><text:span text:style-name="T17">)</text:span>,</text:p>
        </text:list-item>
        <text:list-item>
          <text:p text:style-name="P48"><text:span text:style-name="T7">x</text:span><text:tab/>autorise à accéder au répertoire par la commande <text:span text:style-name="Cmd">cd</text:span>.</text:p>
        </text:list-item>
      </text:list>
      <text:p text:style-name="Standard"/>
      <text:p text:style-name="P6"><text:span text:style-name="T21">Les droits sont visualisables par la commande </text:span><text:span text:style-name="Cmd"><text:span text:style-name="T21">ls</text:span></text:span><text:span text:style-name="T21">, avec le paramètre </text:span><text:span text:style-name="Cmd"><text:span text:style-name="T21">-l</text:span></text:span><text:span text:style-name="T21"> (pour format long) </text:span>:</text:p>
      <text:p text:style-name="P18"><draw:frame draw:style-name="fr1" draw:name="Image1" text:anchor-type="as-char" svg:width="15.064cm" svg:height="5.281cm" draw:z-index="2"><draw:image xlink:href="Pictures/2000007600002DFE0000102092540F0C.wmf" xlink:type="simple" xlink:show="embed" xlink:actuate="onLoad"/></draw:frame></text:p>
      <text:h text:style-name="Heading_20_2" text:outline-level="2">Fig 0 - Exemple de droits</text:h>
      <text:p text:style-name="P19"/>
      <text:p text:style-name="P6">Les droits d'accès à un fichier ne peuvent être modifiés que par le propriétaire du fichier à l'aide de la commande <text:span text:style-name="Cmd">chmod</text:span>. Il existe deux manières de spécifier des nouveaux droits : soit sous forme d'un nombre en octal (méthode numérique), soit sous forme d'une description des droits d'accès (méthode symbolique).</text:p>
      <text:p text:style-name="P17"/>
      <text:p text:style-name="P7">Description des droits d'accès (donc méthode symbolique)</text:p>
      <text:p text:style-name="Retrait_20_1">Le droit est spécifié de la manière suivante :</text:p>
      <text:p text:style-name="Retrait_20_1"/>
      <text:p text:style-name="Retrait_20_1">&lt;<text:span text:style-name="T13">qui</text:span>&gt; &lt;<text:span text:style-name="T13">opération</text:span>&gt; &lt;<text:span text:style-name="T13">permission</text:span>&gt;</text:p>
      <text:p text:style-name="Retrait_20_1"/>
      <text:p text:style-name="P33"><text:span text:style-name="T13">qui</text:span><text:tab/>est une combinaison de u pour le propriétaire, g pour le groupe, o pour les autres, ou a (all) pour tous,</text:p>
      <text:p text:style-name="P33"><text:span text:style-name="T13">opération</text:span><text:tab/>vaut + pour ajouter des droits, - pour en supprimer, = pour en affecter,</text:p>
      <text:p text:style-name="P33"><text:span text:style-name="T13">permission</text:span><text:tab/>est une combinaison de r pour la lecture, w pour l'écriture, x pour l'exécution.</text:p>
      <text:p text:style-name="Retrait_20_1"/>
      <text:p text:style-name="Retrait_20_1">Exemples d'utilisation pour modifier les droits du fichier <text:s/><text:span text:style-name="Cmd"><text:span text:style-name="T22">fichier.txt </text:span></text:span>:</text:p>
      <text:p text:style-name="P34"><text:span text:style-name="Cmd"><text:span text:style-name="T22">chmod u+rwx fichier.txt <text:s text:c="3"/></text:span></text:span><text:span text:style-name="Cmd"><text:span text:style-name="T22"><text:s/></text:span></text:span></text:p>
      <text:p text:style-name="P35"><text:span text:style-name="Cmd"><text:span text:style-name="T22">chmod g=rx fichier.txt</text:span></text:span></text:p>
      <text:p text:style-name="P36"><text:span text:style-name="Cmd"><text:span text:style-name="T22">chmod o=r fichier.txt</text:span></text:span></text:p>
      <text:p text:style-name="P32"><text:soft-page-break/></text:p>
      <text:p text:style-name="Retrait_20_1">ou, en une seule instruction :</text:p>
      <text:p text:style-name="P34"><text:span text:style-name="Cmd"><text:span text:style-name="T22">chmod <text:s/>u+rwx,g=rx,o=r fichier.txt</text:span></text:span></text:p>
      <text:p text:style-name="Retrait_20_1"><text:span text:style-name="Correction"><text:span text:style-name="T28"/></text:span></text:p>
      <text:p text:style-name="Retrait_20_1"><text:span text:style-name="Correction"><text:span text:style-name="T27">ou en notation numérique en octal : </text:span></text:span><text:span text:style-name="Correction"><text:span text:style-name="T28"><text:s/></text:span></text:span><text:span text:style-name="Correction"><text:span text:style-name="T30">chmod 754 fichier.txt</text:span></text:span><text:span text:style-name="Correction"><text:span text:style-name="T29"> </text:span></text:span><text:bookmark-start text:name="OLE_LINK1"/></text:p>
      <text:p text:style-name="P49"><text:span text:style-name="Correction"><text:span text:style-name="T22"/></text:span></text:p>
      <text:p text:style-name="P49"><text:span text:style-name="Correction"><text:span text:style-name="T22"/></text:span></text:p>
      <text:p text:style-name="P7"><text:bookmark-end text:name="OLE_LINK1"/>Cas particulier</text:p>
      <text:p text:style-name="P24">L’utilisateur a toujours le droit de supprimer un fichier dans son espace personnel, même s’il ne dispose pas explicitement des droits nécessaires.</text:p>
      <text:p text:style-name="P23"/>
      <text:p text:style-name="P23"/>
      <text:p text:style-name="P23">4/ Déplacez-vous dans votre <text:span text:style-name="T12">home directory</text:span> puis visualisez le contenu de votre <text:span text:style-name="T12">home directory</text:span> avec un format long pour faire apparaître les droits de tous les fichiers et répertoires.</text:p>
      <text:p text:style-name="P23"/>
      <text:p text:style-name="P23"/>
      <text:p text:style-name="P23"/>
      <text:p text:style-name="P23">5/ Repérez dans cet affichage, une ligne correspondant à un fichier, une ligne correspondant à un répertoire, une ligne correspondant à un lien symbolique (s'il y en a un) et dites quels sont les droits pour chacun (droits pour l'utilisateur, droits pour le groupe et droits pour les autres) .</text:p>
      <text:p text:style-name="P23"/>
      <text:p text:style-name="P23">ligne correspondant à un fichier :</text:p>
      <text:p text:style-name="P23"/>
      <text:p text:style-name="P23"/>
      <text:p text:style-name="P23"/>
      <text:p text:style-name="P23"/>
      <text:p text:style-name="P23">ligne correspondant à un répertoire :</text:p>
      <text:p text:style-name="P23"/>
      <text:p text:style-name="P23"/>
      <text:p text:style-name="P23"/>
      <text:p text:style-name="P23">ligne correspondant à un lien symbolique :</text:p>
      <text:p text:style-name="P23"/>
      <text:p text:style-name="P23"/>
      <text:p text:style-name="P23">6/ Les fichiers cachés apparaissent-ils dans l'affichage précédent ?</text:p>
      <text:p text:style-name="P23">Si ce n'est pas le cas, rajouter à la commande utilisée dans le 4/ l'option nécessaire :</text:p>
      <text:p text:style-name="P23"/>
      <text:p text:style-name="P23"/>
      <text:p text:style-name="P23">7/ Visualisez les droits du répertoire SYS (que vous avez créé en 1/)  :</text:p>
      <text:p text:style-name="P23"/>
      <text:p text:style-name="P23"/>
      <text:p text:style-name="P23"/>
      <text:p text:style-name="P23">8/ Déplacez-vous dans SYS puis créez-y un <text:span text:style-name="T21">répertoire</text:span> Rep1 et un <text:span text:style-name="T21">fichier</text:span> vide ess1.txt</text:p>
      <text:p text:style-name="P23"/>
      <text:p text:style-name="P23">9/ Visualisez (en affichage long) le contenu du répertoire SYS (qui est votre répertoire courant), et notez les <text:s/>droits du fichier ess1.txt</text:p>
      <text:p text:style-name="P23"/>
      <text:p text:style-name="P23">10/ Exécutez la commande suivante : </text:p>
      <text:p text:style-name="P23"><text:tab/><text:tab/>chmod u-w <text:s/>ess1.txt</text:p>
      <text:p text:style-name="P23"/>
      <text:p text:style-name="P23">puis revisualisez le contenu de votre répertoire. Quel changement observez-vous sur les droits ?</text:p>
      <text:p text:style-name="P23"/>
      <text:p text:style-name="P23">11/ <text:s/>Nous allons éditer le fichier ess1.txt pour y mettre la phrase « Hello World ». Ouvrez le fichier avec la commande nano : nano ess1.txt ou avec vi (vi ess1.txt)</text:p>
      <text:p text:style-name="P23">Tapez les caractères de la phrase voulue puis enregistrez les modifications (touches CTRL et o puis Entree).</text:p>
      <text:p text:style-name="P23">Qu'observez-vous ? </text:p>
      <text:p text:style-name="P23">Expliquez ce qu'il se passe ?</text:p>
      <text:p text:style-name="P23"/>
      <text:p text:style-name="P23">12/ Quittez « nano » sans sauvegardez, puis exécutez la commande qui affiche le contenu d'un fichier à l'écran (cat). Le fichier contient-il quelque chose ?</text:p>
      <text:p text:style-name="P23"/>
      <text:p text:style-name="P23">13/ Exécutez la commande suivante :</text:p>
      <text:p text:style-name="P23"><text:soft-page-break/><text:tab/>chmod u+w ess1.txt</text:p>
      <text:p text:style-name="P23">et revisualisez les droits sur le fichier.</text:p>
      <text:p text:style-name="P23"/>
      <text:p text:style-name="P23">14/ Re-essayez maintenant <text:s/>la question 11 et observez le résultat.</text:p>
      <text:p text:style-name="P23"/>
      <text:p text:style-name="P23">15/ D'après les résultats obtenus pour les questions précédentes  : quel est le rôle du droit w sur un fichier ?</text:p>
      <text:p text:style-name="P23"/>
      <text:p text:style-name="P23">16/ Enlevez maintenant le droit de lecture sur votre fichier ess1.txt</text:p>
      <text:p text:style-name="P23">Donnez la commande utilisée, et la visualisation du répertoire courant.</text:p>
      <text:p text:style-name="P23"/>
      <text:p text:style-name="P23">17/ Affichez le contenu de votre fichier ess1.txt <text:s/>avec cat , <text:span text:style-name="T25">puis éditer le fichier avec nano</text:span><text:span text:style-name="T24"> </text:span></text:p>
      <text:p text:style-name="P23">Qu'observez-vous ?</text:p>
      <text:p text:style-name="P23"/>
      <text:p text:style-name="P23">18/ Quel est donc le rôle du droit r sur un fichier ?</text:p>
      <text:p text:style-name="P23"/>
      <text:p text:style-name="P23">19/ Votre répertoire courant est toujours SYS. Créez (sans vous déplacer) un répertoire Rep2 dans Rep1(vous aviez créé Rep1 à la question 8). Donnez la commande utilisée :</text:p>
      <text:p text:style-name="P23"/>
      <text:p text:style-name="P23">20/ Visualisez les droits du répertoire Rep1 (qui se trouve dans SYS) ainsi que les droits de Rep2 (qu'on peut noter Rep1/Rep2 puisque Rep2 est dans Rep1). Donnez les commandes utilisées.</text:p>
      <text:p text:style-name="P23"/>
      <text:p text:style-name="P23">21/ Exécutez la commande : chmod u-w Rep1</text:p>
      <text:p text:style-name="P23">Créez un fichier vide ess2.txt dans Rep1 à partir de votre répertoire courant (donc sans vous déplacer dans Rep1). Que constatez-vous ?</text:p>
      <text:p text:style-name="P23"/>
      <text:p text:style-name="P23">22/ Remettez le <text:s/>droit d'écriture sur Rep1. Puis essayez de créer le fichier ess2.txt dans Rep1.</text:p>
      <text:p text:style-name="P23">Donnez les 2 commandes :</text:p>
      <text:p text:style-name="P23">Que constatez-vous ?</text:p>
      <text:p text:style-name="P23"/>
      <text:p text:style-name="P23">23/ Exécutez : chmod u-x Rep1</text:p>
      <text:p text:style-name="P23">Essayez de créer un nouveau fichier vide dans Rep1 que vous appelerez ess3.txt. Cela fonctionne-t-il ?</text:p>
      <text:p text:style-name="P23">Qu'en déduisez-vous sur les droits w et x pour un répertoire.</text:p>
      <text:p text:style-name="P23"/>
      <text:p text:style-name="P23">24/ Déplacez-vous dans Rep1. Que constatez-vous ?</text:p>
      <text:p text:style-name="P23"/>
      <text:p text:style-name="P23">25/ Votre répertoire courant doit être SYS et le droit en x n'a pas été remis pour Rep1. Essayez de créer, sans vous déplacer, un fichier vide dans Rep2. Le pouvez-vous ? </text:p>
      <text:p text:style-name="P23"/>
      <text:p text:style-name="P23"><text:soft-page-break/>26/ Essayez de vous déplacer dans Rep2. Est-ce possible ? Remettez le droit en x sur Rep1 puis essayer de vous déplacer dans Rep2. Qu'en déduisez-vous sur le rôle du droit en x pour un répertoire ? </text:p>
      <text:p text:style-name="P23"/>
      <text:p text:style-name="P23">27/ Déplacez-vous dans le répertoire SYS. Recopiez dans votre répertoire courant, sans vous déplacer, le fichier nommé Tp2Test qui se trouve dans :</text:p>
      <text:p text:style-name="P23"><text:tab/><text:tab/>/ubs/forum/prof/1tin01/R1.04</text:p>
      <text:p text:style-name="P23"/>
      <text:p text:style-name="P23">28/ Visualisez les droits de ce fichier qui doit se trouver maintenant dans votre répertoire SYS.</text:p>
      <text:p text:style-name="P23"/>
      <text:p text:style-name="P23">29/ Ce fichier est un fichier contenant des commandes. Visualisez le contenu de ce fichier.</text:p>
      <text:p text:style-name="P23"/>
      <text:p text:style-name="P23">30/ Essayez de l'exécuter en tapant : <text:s text:c="2"/>./Tp2Test</text:p>
      <text:p text:style-name="P23">Que se passe-t-il ?</text:p>
      <text:p text:style-name="P23"/>
      <text:p text:style-name="P23">31/ Quel droit doit-on rajouter à ce fichier afin de pouvoir l'exécuter ?</text:p>
      <text:p text:style-name="P23"/>
      <text:p text:style-name="P23">32/ Rajoutez ce droit puis essayez de l'exécuter à nouveau.</text:p>
      <text:p text:style-name="P23">Concluez !</text:p>
      <text:p text:style-name="P23"/>
      <text:p text:style-name="P23"/>
      <text:p text:style-name="P23"/>
      <text:p text:style-name="P25">En fin de TP, détruisez les fichiers et répertoires que vous avez créés pendant cette séance.</text:p>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variable"/>
    <style:font-face style:name="Courier New1" svg:font-family="'Courier New'" style:font-adornments="Normal" style:font-family-generic="modern" style:font-pitch="variable"/>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51cm" style:auto-text-indent="false" style:writing-mode="lr-tb"/>
      <style:text-properties style:use-window-font-color="true" style:font-name="Arial" fo:font-size="12pt" fo:language="fr" fo:country="FR" style:font-name-asian="Times" style:font-size-asian="12pt" style:font-name-complex="Times"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1"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zxx" fo:country="none" style:text-underline-style="solid" style:text-underline-width="auto" style:text-underline-color="font-color" style:language-asian="zxx" style:country-asian="non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Header" style:family="paragraph" style:parent-style-name="Standard" style:class="extra">
      <style:paragraph-properties>
        <style:tab-stops>
          <style:tab-stop style:position="16.002cm"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9pt" style:font-size-asian="9pt" style:font-size-complex="9pt"/>
    </style:style>
    <style:style style:name="Auteurs" style:family="paragraph" style:parent-style-name="Standard">
      <style:paragraph-properties fo:text-align="center" style:justify-single-word="false"/>
      <style:text-properties fo:font-size="9pt" style:font-size-asian="9pt" style:font-size-complex="9pt"/>
    </style:style>
    <style:style style:name="Article" style:family="paragraph" style:parent-style-name="Standard" style:list-style-name="WW8Num3">
      <style:paragraph-properties fo:margin-left="0.501cm" fo:margin-right="0cm" fo:text-indent="0cm" style:auto-text-indent="false">
        <style:tab-stops>
          <style:tab-stop style:position="0.499cm"/>
        </style:tab-stops>
      </style:paragraph-properties>
    </style:style>
    <style:style style:name="Retrait_20_1" style:display-name="Retrait 1" style:family="paragraph" style:parent-style-name="Standard">
      <style:paragraph-properties fo:margin-left="1cm" fo:margin-right="0cm" fo:text-indent="0cm" style:auto-text-indent="false"/>
    </style:style>
    <style:style style:name="Retrait_20_article" style:display-name="Retrait article" style:family="paragraph" style:parent-style-name="Standard">
      <style:paragraph-properties fo:margin-left="1cm" fo:margin-right="0cm" fo:text-indent="0.002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loext:contextual-spacing="false" fo:margin-left="0cm" fo:margin-right="0cm" fo:margin-top="0.176cm" fo:margin-bottom="0.21cm" fo:text-align="start" style:justify-single-word="false" fo:text-indent="0cm" style:auto-text-indent="false"/>
      <style:text-properties style:font-name="Arial Unicode MS" style:font-name-asian="Arial Unicode MS" style:font-name-complex="Arial Unicode M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western" style:family="paragraph" style:parent-style-name="Standard" style:default-outline-level="">
      <style:paragraph-properties loext:contextual-spacing="false" fo:margin-top="0cm" fo:margin-bottom="0.21cm"/>
      <style:text-properties fo:color="#000000" style:font-name-asian="Times New Roman1" style:font-name-complex="Arial2"/>
    </style:style>
    <style:style style:name="ArticleNum" style:family="paragraph" style:parent-style-name="Standard" style:list-style-name="WW8Num2">
      <style:paragraph-properties fo:text-align="start" style:justify-single-word="false"/>
    </style:style>
    <style:style style:name="WW8Num3z0" style:family="text">
      <style:text-properties style:font-name="Symbol"/>
    </style:style>
    <style:style style:name="WW8Num6z0" style:family="text">
      <style:text-properties style:use-window-font-color="true"/>
    </style:style>
    <style:style style:name="Police_20_par_20_défaut" style:display-name="Police par défaut" style:family="text"/>
    <style:style style:name="Cmd" style:family="text" style:parent-style-name="Police_20_par_20_défaut">
      <style:text-properties fo:color="#000080" style:text-line-through-style="none" style:text-position="0% 100%" style:font-name="Courier New" fo:font-size="12pt" style:text-underline-style="none" style:font-size-asian="12pt"/>
    </style:style>
    <style:style style:name="Correction" style:family="text" style:parent-style-name="Cmd">
      <style:text-properties fo:color="#008000"/>
    </style:style>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51cm" text:min-label-width="1.27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text:style-name="WW8Num6z0" style:num-suffix=" -" style:num-format="1">
        <style:list-level-properties text:space-before="1cm"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627cm" fo:margin-left="-0.123cm" table:align="left" style:writing-mode="lr-tb"/>
    </style:style>
    <style:style style:name="Tableau1.A" style:family="table-column">
      <style:table-column-properties style:column-width="4.992cm"/>
    </style:style>
    <style:style style:name="Tableau1.B" style:family="table-column">
      <style:table-column-properties style:column-width="8.505cm"/>
    </style:style>
    <style:style style:name="Tableau1.C" style:family="table-column">
      <style:table-column-properties style:column-width="5.129cm"/>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margin-left="0cm" fo:margin-right="0cm" fo:text-indent="0cm" style:auto-text-indent="false" style:snap-to-layout-grid="false">
        <style:tab-stops/>
      </style:paragraph-properties>
      <style:text-properties style:font-name="Times New Roman"/>
    </style:style>
    <style:style style:name="MP2" style:family="paragraph" style:parent-style-name="Header">
      <style:paragraph-properties fo:margin-left="0cm" fo:margin-right="0cm" fo:text-align="center" style:justify-single-word="false" fo:text-indent="0cm" style:auto-text-indent="false" style:snap-to-layout-grid="false">
        <style:tab-stops/>
      </style:paragraph-properties>
      <style:text-properties style:font-name="Times New Roman" fo:font-size="11pt" style:font-size-asian="11pt" style:font-size-complex="11pt"/>
    </style:style>
    <style:style style:name="MP3" style:family="paragraph" style:parent-style-name="Header">
      <style:paragraph-properties fo:margin-left="0cm" fo:margin-right="0cm" fo:text-align="end" style:justify-single-word="false" fo:text-indent="0cm" style:auto-text-indent="false" style:snap-to-layout-grid="false">
        <style:tab-stops/>
      </style:paragraph-properties>
      <style:text-properties style:font-name="Times New Roman" fo:font-size="11pt" style:font-size-asian="11pt" style:font-size-complex="11pt"/>
    </style:style>
    <style:style style:name="MP4" style:family="paragraph" style:parent-style-name="Header">
      <style:paragraph-properties fo:margin-left="0cm" fo:margin-right="0cm" fo:text-indent="0cm" style:auto-text-indent="false" style:snap-to-layout-grid="false">
        <style:tab-stops/>
      </style:paragraph-properties>
      <style:text-properties style:font-name="Times New Roman" fo:font-size="11pt" style:font-size-asian="11pt" style:font-size-complex="11pt"/>
    </style:style>
    <style:style style:name="MP5" style:family="paragraph" style:parent-style-name="Header">
      <style:text-properties fo:font-size="4pt" style:font-size-asian="4pt" style:font-size-complex="4pt"/>
    </style:style>
    <style:style style:name="MP6" style:family="paragraph" style:parent-style-name="Footer">
      <style:paragraph-properties fo:margin-left="0cm" fo:margin-right="-0.002cm" fo:text-align="center" style:justify-single-word="false" fo:text-indent="0cm" style:auto-text-indent="false">
        <style:tab-stops>
          <style:tab-stop style:position="9.502cm" style:type="center"/>
          <style:tab-stop style:position="18.503cm" style:type="right"/>
        </style:tab-stops>
      </style:paragraph-properties>
    </style:style>
    <style:style style:name="MT1" style:family="text">
      <style:text-properties fo:font-size="11pt" style:font-size-asian="11pt" style:font-size-complex="11pt"/>
    </style:style>
    <style:style style:name="MT2" style:family="text">
      <style:text-properties style:text-position="super 58%" fo:font-size="11pt" style:font-size-asian="11pt" style:font-size-complex="11pt"/>
    </style:style>
    <style:style style:name="MT3" style:family="text"/>
    <style:page-layout style:name="Mpm1">
      <style:page-layout-properties fo:page-width="20.999cm" fo:page-height="29.699cm" style:num-format="1" style:print-orientation="portrait" fo:margin-top="1cm" fo:margin-bottom="1.401cm" fo:margin-left="1.501cm" fo:margin-right="1.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text:span text:style-name="MT1">BUT 1</text:span><text:span text:style-name="MT2">ère</text:span><text:span text:style-name="MT1"> année</text:span></text:p>
            </table:table-cell>
            <table:table-cell table:style-name="Tableau1.A1" office:value-type="string">
              <text:p text:style-name="MP2">Module : R1.04 <text:s/>– <text:s/>Thème : Unix</text:p>
            </table:table-cell>
            <table:table-cell table:style-name="Tableau1.A1" office:value-type="string">
              <text:p text:style-name="MP3">UBS - I.U.T. de Vannes</text:p>
            </table:table-cell>
          </table:table-row>
          <table:table-row table:style-name="Tableau1.1">
            <table:table-cell table:style-name="Tableau1.A1" office:value-type="string">
              <text:p text:style-name="MP4"/>
            </table:table-cell>
            <table:table-cell table:style-name="Tableau1.A1" office:value-type="string">
              <text:p text:style-name="MP2">TP n°2 : UNIX – Droits d'accès</text:p>
            </table:table-cell>
            <table:table-cell table:style-name="Tableau1.A1" office:value-type="string">
              <text:p text:style-name="MP3">Département Informatique</text:p>
            </table:table-cell>
          </table:table-row>
        </table:table>
        <text:p text:style-name="MP5"/>
      </style:header>
      <style:footer>
        <text:p text:style-name="MP6"><text:span text:style-name="Page_20_Number"><text:page-number text:select-page="current">3</text:page-number></text:span><text:span text:style-name="Page_20_Number">/</text:span><text:span text:style-name="Page_20_Number"><text:page-count style:num-forma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Unix OpenOffice.org_project/4110m2$Build-9807</meta:generator>
    <dc:title>Les fichiers UNIX peuvent àtre désignés de deux façons, soit de manière relative, soit de manière absolue</dc:title>
    <meta:initial-creator>Marielle</meta:initial-creator>
    <meta:creation-date>2001-09-12T15:14:00</meta:creation-date>
    <dc:date>2021-09-21T10:37:24</dc:date>
    <meta:print-date>2013-09-09T14:03:57.53</meta:print-date>
    <meta:editing-cycles>121</meta:editing-cycles>
    <meta:editing-duration>P2DT7H41M6S</meta:editing-duration>
    <meta:printed-by>François Morice</meta:printed-by>
    <dc:creator>Sophie Grau</dc:creator>
    <meta:document-statistic meta:table-count="2" meta:image-count="1" meta:object-count="0" meta:page-count="6" meta:paragraph-count="117" meta:word-count="1524" meta:character-count="9166"/>
    <meta:user-defined meta:name="Info 1"/>
    <meta:user-defined meta:name="Info 2"/>
    <meta:user-defined meta:name="Info 3"/>
    <meta:user-defined meta:name="Info 4"/>
  </office:meta>
</office:document-meta>
</file>